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38.12mm"/>
    </style:style>
    <style:style style:name="co8" style:family="table-column">
      <style:table-column-properties fo:break-before="auto" style:column-width="52.55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7.0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sheet1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rentname</text:p>
          </table:table-cell>
          <table:table-cell office:value-type="string" calcext:value-type="string">
            <text:p>parentlevel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level_id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sortrank</text:p>
          </table:table-cell>
          <table:table-cell office:value-type="string" calcext:value-type="string">
            <text:p>is_open</text:p>
          </table:table-cell>
          <table:table-cell table:number-columns-repeated="1013"/>
        </table:table-row>
        <table:table-row table:style-name="ro2">
          <table:table-cell office:value-type="float" office:value="14071" calcext:value-type="float">
            <text:p>14071</text:p>
          </table:table-cell>
          <table:table-cell office:value-type="string" calcext:value-type="string">
            <text:p>商户配置</text:p>
          </table:table-cell>
          <table:table-cell office:value-type="string" calcext:value-type="string">
            <text:p>交易承载</text:p>
          </table:table-cell>
          <table:table-cell office:value-type="float" office:value="1" calcext:value-type="float">
            <text:p>1</text:p>
          </table:table-cell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 fa-cog 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]&amp;&quot;', m.id, m.sys_id, '&quot;&amp;[.F2]&amp;&quot;', '&quot;&amp;[.G2]&amp;&quot;', '&quot;&amp;[.H2]&amp;&quot;', '1', now(), '&quot;&amp;[.J2]&amp;&quot;', '&quot;&amp;[.K2]&amp;&quot;'  from sso_system_menu m  inner join sso_system_info s on m.sys_id = s.id where m.level_id = &quot;&amp;[.D2]&amp;&quot;  and s.ident = '17ebs_coupon' and m.name = '&quot;&amp;[.C2]&amp;&quot;';&quot;" office:value-type="string" office:string-value="insert into sso_system_menu (name, parent, sys_id, level_id, icon, path, enable, create_time, sortrank, is_open) select '商户配置', m.id, m.sys_id, '2', 'fa fa-cog ', '-', '1', now(), '1', '0'  from sso_system_menu m  inner join sso_system_info s on m.sys_id = s.id where m.level_id = 1  and s.ident = '17ebs_coupon' and m.name = '交易承载';" calcext:value-type="string">
            <text:p>insert into sso_system_menu (name, parent, sys_id, level_id, icon, path, enable, create_time, sortrank, is_open) select '商户配置', m.id, m.sys_id, '2', 'fa fa-cog ', '-', '1', now(), '1', '0' <text:s/>from sso_system_menu m <text:s/>inner join sso_system_info s on m.sys_id = s.id where m.level_id = 1 <text:s/>and s.ident = '17ebs_coupon' and m.name = '交易承载';</text:p>
          </table:table-cell>
          <table:table-cell table:number-columns-repeated="1012"/>
        </table:table-row>
        <table:table-row table:style-name="ro2">
          <table:table-cell office:value-type="float" office:value="14072" calcext:value-type="float">
            <text:p>14072</text:p>
          </table:table-cell>
          <table:table-cell office:value-type="string" calcext:value-type="string">
            <text:p>下游商户</text:p>
          </table:table-cell>
          <table:table-cell office:value-type="string" calcext:value-type="string">
            <text:p>商户配置</text:p>
          </table:table-cell>
          <table:table-cell office:value-type="float" office:value="2" calcext:value-type="float">
            <text:p>2</text:p>
          </table:table-cell>
          <table:table-cell office:value-type="float" office:value="14071" calcext:value-type="float">
            <text:p>140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merchant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3]&amp;&quot;', m.id, m.sys_id, '&quot;&amp;[.F3]&amp;&quot;', '&quot;&amp;[.G3]&amp;&quot;', '&quot;&amp;[.H3]&amp;&quot;', '1', now(), '&quot;&amp;[.J3]&amp;&quot;', '&quot;&amp;[.K3]&amp;&quot;'  from sso_system_menu m  inner join sso_system_info s on m.sys_id = s.id where m.level_id = &quot;&amp;[.D3]&amp;&quot;  and s.ident = '17ebs_coupon' and m.name = '&quot;&amp;[.C3]&amp;&quot;';&quot;" office:value-type="string" office:string-value="insert into sso_system_menu (name, parent, sys_id, level_id, icon, path, enable, create_time, sortrank, is_open) select '下游商户', m.id, m.sys_id, '3', ' ', '/merchant/index', '1', now(), '2', '0'  from sso_system_menu m  inner join sso_system_info s on m.sys_id = s.id where m.level_id = 2  and s.ident = '17ebs_coupon' and m.name = '商户配置';" calcext:value-type="string">
            <text:p>insert into sso_system_menu (name, parent, sys_id, level_id, icon, path, enable, create_time, sortrank, is_open) select '下游商户', m.id, m.sys_id, '3', ' ', '/merchant/index', '1', now(), '2', '0' <text:s/>from sso_system_menu m <text:s/>inner join sso_system_info s on m.sys_id = s.id where m.level_id = 2 <text:s/>and s.ident = '17ebs_coupon' and m.name = '商户配置';</text:p>
          </table:table-cell>
          <table:table-cell table:number-columns-repeated="1012"/>
        </table:table-row>
        <table:table-row table:style-name="ro2">
          <table:table-cell office:value-type="float" office:value="14073" calcext:value-type="float">
            <text:p>14073</text:p>
          </table:table-cell>
          <table:table-cell office:value-type="string" calcext:value-type="string">
            <text:p>行业终端活动</text:p>
          </table:table-cell>
          <table:table-cell office:value-type="string" calcext:value-type="string">
            <text:p>交易承载</text:p>
          </table:table-cell>
          <table:table-cell office:value-type="float" office:value="1" calcext:value-type="float">
            <text:p>1</text:p>
          </table:table-cell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 fa-paper-plane-o text-primar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4]&amp;&quot;', m.id, m.sys_id, '&quot;&amp;[.F4]&amp;&quot;', '&quot;&amp;[.G4]&amp;&quot;', '&quot;&amp;[.H4]&amp;&quot;', '1', now(), '&quot;&amp;[.J4]&amp;&quot;', '&quot;&amp;[.K4]&amp;&quot;'  from sso_system_menu m  inner join sso_system_info s on m.sys_id = s.id where m.level_id = &quot;&amp;[.D4]&amp;&quot;  and s.ident = '17ebs_coupon' and m.name = '&quot;&amp;[.C4]&amp;&quot;';&quot;" office:value-type="string" office:string-value="insert into sso_system_menu (name, parent, sys_id, level_id, icon, path, enable, create_time, sortrank, is_open) select '行业终端活动', m.id, m.sys_id, '2', 'fa fa-paper-plane-o text-primary', '-', '1', now(), '2', '0'  from sso_system_menu m  inner join sso_system_info s on m.sys_id = s.id where m.level_id = 1  and s.ident = '17ebs_coupon' and m.name = '交易承载';" calcext:value-type="string">
            <text:p>insert into sso_system_menu (name, parent, sys_id, level_id, icon, path, enable, create_time, sortrank, is_open) select '行业终端活动', m.id, m.sys_id, '2', 'fa fa-paper-plane-o text-primary', '-', '1', now(), '2', '0' <text:s/>from sso_system_menu m <text:s/>inner join sso_system_info s on m.sys_id = s.id where m.level_id = 1 <text:s/>and s.ident = '17ebs_coupon' and m.name = '交易承载';</text:p>
          </table:table-cell>
          <table:table-cell table:number-columns-repeated="1012"/>
        </table:table-row>
        <table:table-row table:style-name="ro2">
          <table:table-cell office:value-type="float" office:value="14074" calcext:value-type="float">
            <text:p>14074</text:p>
          </table:table-cell>
          <table:table-cell office:value-type="string" calcext:value-type="string">
            <text:p>活动管理</text:p>
          </table:table-cell>
          <table:table-cell office:value-type="string" calcext:value-type="string">
            <text:p>行业终端活动</text:p>
          </table:table-cell>
          <table:table-cell office:value-type="float" office:value="2" calcext:value-type="float">
            <text:p>2</text:p>
          </table:table-cell>
          <table:table-cell office:value-type="float" office:value="14073" calcext:value-type="float">
            <text:p>14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activity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5]&amp;&quot;', m.id, m.sys_id, '&quot;&amp;[.F5]&amp;&quot;', '&quot;&amp;[.G5]&amp;&quot;', '&quot;&amp;[.H5]&amp;&quot;', '1', now(), '&quot;&amp;[.J5]&amp;&quot;', '&quot;&amp;[.K5]&amp;&quot;'  from sso_system_menu m  inner join sso_system_info s on m.sys_id = s.id where m.level_id = &quot;&amp;[.D5]&amp;&quot;  and s.ident = '17ebs_coupon' and m.name = '&quot;&amp;[.C5]&amp;&quot;';&quot;" office:value-type="string" office:string-value="insert into sso_system_menu (name, parent, sys_id, level_id, icon, path, enable, create_time, sortrank, is_open) select '活动管理', m.id, m.sys_id, '3', ' ', '/activity/index', '1', now(), '1', '0'  from sso_system_menu m  inner join sso_system_info s on m.sys_id = s.id where m.level_id = 2  and s.ident = '17ebs_coupon' and m.name = '行业终端活动';" calcext:value-type="string">
            <text:p>insert into sso_system_menu (name, parent, sys_id, level_id, icon, path, enable, create_time, sortrank, is_open) select '活动管理', m.id, m.sys_id, '3', ' ', '/activity/index', '1', now(), '1', '0' <text:s/>from sso_system_menu m <text:s/>inner join sso_system_info s on m.sys_id = s.id where m.level_id = 2 <text:s/>and s.ident = '17ebs_coupon' and m.name = '行业终端活动';</text:p>
          </table:table-cell>
          <table:table-cell table:number-columns-repeated="1012"/>
        </table:table-row>
        <table:table-row table:style-name="ro2">
          <table:table-cell office:value-type="float" office:value="14075" calcext:value-type="float">
            <text:p>14075</text:p>
          </table:table-cell>
          <table:table-cell office:value-type="string" calcext:value-type="string">
            <text:p>活动产品</text:p>
          </table:table-cell>
          <table:table-cell office:value-type="string" calcext:value-type="string">
            <text:p>行业终端活动</text:p>
          </table:table-cell>
          <table:table-cell office:value-type="float" office:value="2" calcext:value-type="float">
            <text:p>2</text:p>
          </table:table-cell>
          <table:table-cell office:value-type="float" office:value="14073" calcext:value-type="float">
            <text:p>14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product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6]&amp;&quot;', m.id, m.sys_id, '&quot;&amp;[.F6]&amp;&quot;', '&quot;&amp;[.G6]&amp;&quot;', '&quot;&amp;[.H6]&amp;&quot;', '1', now(), '&quot;&amp;[.J6]&amp;&quot;', '&quot;&amp;[.K6]&amp;&quot;'  from sso_system_menu m  inner join sso_system_info s on m.sys_id = s.id where m.level_id = &quot;&amp;[.D6]&amp;&quot;  and s.ident = '17ebs_coupon' and m.name = '&quot;&amp;[.C6]&amp;&quot;';&quot;" office:value-type="string" office:string-value="insert into sso_system_menu (name, parent, sys_id, level_id, icon, path, enable, create_time, sortrank, is_open) select '活动产品', m.id, m.sys_id, '3', ' ', '/product/index', '1', now(), '2', '0'  from sso_system_menu m  inner join sso_system_info s on m.sys_id = s.id where m.level_id = 2  and s.ident = '17ebs_coupon' and m.name = '行业终端活动';" calcext:value-type="string">
            <text:p>insert into sso_system_menu (name, parent, sys_id, level_id, icon, path, enable, create_time, sortrank, is_open) select '活动产品', m.id, m.sys_id, '3', ' ', '/product/index', '1', now(), '2', '0' <text:s/>from sso_system_menu m <text:s/>inner join sso_system_info s on m.sys_id = s.id where m.level_id = 2 <text:s/>and s.ident = '17ebs_coupon' and m.name = '行业终端活动';</text:p>
          </table:table-cell>
          <table:table-cell table:number-columns-repeated="1012"/>
        </table:table-row>
        <table:table-row table:style-name="ro2">
          <table:table-cell office:value-type="float" office:value="14076" calcext:value-type="float">
            <text:p>14076</text:p>
          </table:table-cell>
          <table:table-cell office:value-type="string" calcext:value-type="string">
            <text:p>商户产品</text:p>
          </table:table-cell>
          <table:table-cell office:value-type="string" calcext:value-type="string">
            <text:p>行业终端活动</text:p>
          </table:table-cell>
          <table:table-cell office:value-type="float" office:value="2" calcext:value-type="float">
            <text:p>2</text:p>
          </table:table-cell>
          <table:table-cell office:value-type="float" office:value="14073" calcext:value-type="float">
            <text:p>14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merchant/product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7]&amp;&quot;', m.id, m.sys_id, '&quot;&amp;[.F7]&amp;&quot;', '&quot;&amp;[.G7]&amp;&quot;', '&quot;&amp;[.H7]&amp;&quot;', '1', now(), '&quot;&amp;[.J7]&amp;&quot;', '&quot;&amp;[.K7]&amp;&quot;'  from sso_system_menu m  inner join sso_system_info s on m.sys_id = s.id where m.level_id = &quot;&amp;[.D7]&amp;&quot;  and s.ident = '17ebs_coupon' and m.name = '&quot;&amp;[.C7]&amp;&quot;';&quot;" office:value-type="string" office:string-value="insert into sso_system_menu (name, parent, sys_id, level_id, icon, path, enable, create_time, sortrank, is_open) select '商户产品', m.id, m.sys_id, '3', ' ', '/merchant/product/index', '1', now(), '3', '0'  from sso_system_menu m  inner join sso_system_info s on m.sys_id = s.id where m.level_id = 2  and s.ident = '17ebs_coupon' and m.name = '行业终端活动';" calcext:value-type="string">
            <text:p>insert into sso_system_menu (name, parent, sys_id, level_id, icon, path, enable, create_time, sortrank, is_open) select '商户产品', m.id, m.sys_id, '3', ' ', '/merchant/product/index', '1', now(), '3', '0' <text:s/>from sso_system_menu m <text:s/>inner join sso_system_info s on m.sys_id = s.id where m.level_id = 2 <text:s/>and s.ident = '17ebs_coupon' and m.name = '行业终端活动';</text:p>
          </table:table-cell>
          <table:table-cell table:number-columns-repeated="1012"/>
        </table:table-row>
        <table:table-row table:style-name="ro2">
          <table:table-cell office:value-type="float" office:value="14077" calcext:value-type="float">
            <text:p>14077</text:p>
          </table:table-cell>
          <table:table-cell office:value-type="string" calcext:value-type="string">
            <text:p>行业终端订单</text:p>
          </table:table-cell>
          <table:table-cell office:value-type="string" calcext:value-type="string">
            <text:p>交易承载</text:p>
          </table:table-cell>
          <table:table-cell office:value-type="float" office:value="1" calcext:value-type="float">
            <text:p>1</text:p>
          </table:table-cell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 fa-tags text-info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8]&amp;&quot;', m.id, m.sys_id, '&quot;&amp;[.F8]&amp;&quot;', '&quot;&amp;[.G8]&amp;&quot;', '&quot;&amp;[.H8]&amp;&quot;', '1', now(), '&quot;&amp;[.J8]&amp;&quot;', '&quot;&amp;[.K8]&amp;&quot;'  from sso_system_menu m  inner join sso_system_info s on m.sys_id = s.id where m.level_id = &quot;&amp;[.D8]&amp;&quot;  and s.ident = '17ebs_coupon' and m.name = '&quot;&amp;[.C8]&amp;&quot;';&quot;" office:value-type="string" office:string-value="insert into sso_system_menu (name, parent, sys_id, level_id, icon, path, enable, create_time, sortrank, is_open) select '行业终端订单', m.id, m.sys_id, '2', 'fa fa-tags text-info', '-', '1', now(), '3', '0'  from sso_system_menu m  inner join sso_system_info s on m.sys_id = s.id where m.level_id = 1  and s.ident = '17ebs_coupon' and m.name = '交易承载';" calcext:value-type="string">
            <text:p>insert into sso_system_menu (name, parent, sys_id, level_id, icon, path, enable, create_time, sortrank, is_open) select '行业终端订单', m.id, m.sys_id, '2', 'fa fa-tags text-info', '-', '1', now(), '3', '0' <text:s/>from sso_system_menu m <text:s/>inner join sso_system_info s on m.sys_id = s.id where m.level_id = 1 <text:s/>and s.ident = '17ebs_coupon' and m.name = '交易承载';</text:p>
          </table:table-cell>
          <table:table-cell table:number-columns-repeated="1012"/>
        </table:table-row>
        <table:table-row table:style-name="ro2">
          <table:table-cell office:value-type="float" office:value="14078" calcext:value-type="float">
            <text:p>14078</text:p>
          </table:table-cell>
          <table:table-cell office:value-type="string" calcext:value-type="string">
            <text:p>订单列表</text:p>
          </table:table-cell>
          <table:table-cell office:value-type="string" calcext:value-type="string">
            <text:p>行业终端订单</text:p>
          </table:table-cell>
          <table:table-cell office:value-type="float" office:value="2" calcext:value-type="float">
            <text:p>2</text:p>
          </table:table-cell>
          <table:table-cell office:value-type="float" office:value="14077" calcext:value-type="float">
            <text:p>1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order/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9]&amp;&quot;', m.id, m.sys_id, '&quot;&amp;[.F9]&amp;&quot;', '&quot;&amp;[.G9]&amp;&quot;', '&quot;&amp;[.H9]&amp;&quot;', '1', now(), '&quot;&amp;[.J9]&amp;&quot;', '&quot;&amp;[.K9]&amp;&quot;'  from sso_system_menu m  inner join sso_system_info s on m.sys_id = s.id where m.level_id = &quot;&amp;[.D9]&amp;&quot;  and s.ident = '17ebs_coupon' and m.name = '&quot;&amp;[.C9]&amp;&quot;';&quot;" office:value-type="string" office:string-value="insert into sso_system_menu (name, parent, sys_id, level_id, icon, path, enable, create_time, sortrank, is_open) select '订单列表', m.id, m.sys_id, '3', ' ', '/order/list', '1', now(), '1', '0'  from sso_system_menu m  inner join sso_system_info s on m.sys_id = s.id where m.level_id = 2  and s.ident = '17ebs_coupon' and m.name = '行业终端订单';" calcext:value-type="string">
            <text:p>insert into sso_system_menu (name, parent, sys_id, level_id, icon, path, enable, create_time, sortrank, is_open) select '订单列表', m.id, m.sys_id, '3', ' ', '/order/list', '1', now(), '1', '0' <text:s/>from sso_system_menu m <text:s/>inner join sso_system_info s on m.sys_id = s.id where m.level_id = 2 <text:s/>and s.ident = '17ebs_coupon' and m.name = '行业终端订单';</text:p>
          </table:table-cell>
          <table:table-cell table:number-columns-repeated="1012"/>
        </table:table-row>
        <table:table-row table:style-name="ro2">
          <table:table-cell office:value-type="float" office:value="14079" calcext:value-type="float">
            <text:p>14079</text:p>
          </table:table-cell>
          <table:table-cell office:value-type="string" calcext:value-type="string">
            <text:p>支付列表</text:p>
          </table:table-cell>
          <table:table-cell office:value-type="string" calcext:value-type="string">
            <text:p>行业终端订单</text:p>
          </table:table-cell>
          <table:table-cell office:value-type="float" office:value="2" calcext:value-type="float">
            <text:p>2</text:p>
          </table:table-cell>
          <table:table-cell office:value-type="float" office:value="14077" calcext:value-type="float">
            <text:p>1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pay/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0]&amp;&quot;', m.id, m.sys_id, '&quot;&amp;[.F10]&amp;&quot;', '&quot;&amp;[.G10]&amp;&quot;', '&quot;&amp;[.H10]&amp;&quot;', '1', now(), '&quot;&amp;[.J10]&amp;&quot;', '&quot;&amp;[.K10]&amp;&quot;'  from sso_system_menu m  inner join sso_system_info s on m.sys_id = s.id where m.level_id = &quot;&amp;[.D10]&amp;&quot;  and s.ident = '17ebs_coupon' and m.name = '&quot;&amp;[.C10]&amp;&quot;';&quot;" office:value-type="string" office:string-value="insert into sso_system_menu (name, parent, sys_id, level_id, icon, path, enable, create_time, sortrank, is_open) select '支付列表', m.id, m.sys_id, '3', ' ', '/pay/list', '1', now(), '2', '0'  from sso_system_menu m  inner join sso_system_info s on m.sys_id = s.id where m.level_id = 2  and s.ident = '17ebs_coupon' and m.name = '行业终端订单';" calcext:value-type="string">
            <text:p>insert into sso_system_menu (name, parent, sys_id, level_id, icon, path, enable, create_time, sortrank, is_open) select '支付列表', m.id, m.sys_id, '3', ' ', '/pay/list', '1', now(), '2', '0' <text:s/>from sso_system_menu m <text:s/>inner join sso_system_info s on m.sys_id = s.id where m.level_id = 2 <text:s/>and s.ident = '17ebs_coupon' and m.name = '行业终端订单';</text:p>
          </table:table-cell>
          <table:table-cell table:number-columns-repeated="1012"/>
        </table:table-row>
        <table:table-row table:style-name="ro2">
          <table:table-cell office:value-type="float" office:value="14080" calcext:value-type="float">
            <text:p>14080</text:p>
          </table:table-cell>
          <table:table-cell office:value-type="string" calcext:value-type="string">
            <text:p>退款列表</text:p>
          </table:table-cell>
          <table:table-cell office:value-type="string" calcext:value-type="string">
            <text:p>行业终端订单</text:p>
          </table:table-cell>
          <table:table-cell office:value-type="float" office:value="2" calcext:value-type="float">
            <text:p>2</text:p>
          </table:table-cell>
          <table:table-cell office:value-type="float" office:value="14077" calcext:value-type="float">
            <text:p>1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refund/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1]&amp;&quot;', m.id, m.sys_id, '&quot;&amp;[.F11]&amp;&quot;', '&quot;&amp;[.G11]&amp;&quot;', '&quot;&amp;[.H11]&amp;&quot;', '1', now(), '&quot;&amp;[.J11]&amp;&quot;', '&quot;&amp;[.K11]&amp;&quot;'  from sso_system_menu m  inner join sso_system_info s on m.sys_id = s.id where m.level_id = &quot;&amp;[.D11]&amp;&quot;  and s.ident = '17ebs_coupon' and m.name = '&quot;&amp;[.C11]&amp;&quot;';&quot;" office:value-type="string" office:string-value="insert into sso_system_menu (name, parent, sys_id, level_id, icon, path, enable, create_time, sortrank, is_open) select '退款列表', m.id, m.sys_id, '3', ' ', '/refund/list', '1', now(), '3', '0'  from sso_system_menu m  inner join sso_system_info s on m.sys_id = s.id where m.level_id = 2  and s.ident = '17ebs_coupon' and m.name = '行业终端订单';" calcext:value-type="string">
            <text:p>insert into sso_system_menu (name, parent, sys_id, level_id, icon, path, enable, create_time, sortrank, is_open) select '退款列表', m.id, m.sys_id, '3', ' ', '/refund/list', '1', now(), '3', '0' <text:s/>from sso_system_menu m <text:s/>inner join sso_system_info s on m.sys_id = s.id where m.level_id = 2 <text:s/>and s.ident = '17ebs_coupon' and m.name = '行业终端订单';</text:p>
          </table:table-cell>
          <table:table-cell table:number-columns-repeated="1012"/>
        </table:table-row>
        <table:table-row table:style-name="ro2">
          <table:table-cell office:value-type="float" office:value="14081" calcext:value-type="float">
            <text:p>14081</text:p>
          </table:table-cell>
          <table:table-cell office:value-type="string" calcext:value-type="string">
            <text:p>单笔查询</text:p>
          </table:table-cell>
          <table:table-cell office:value-type="string" calcext:value-type="string">
            <text:p>行业终端订单</text:p>
          </table:table-cell>
          <table:table-cell office:value-type="float" office:value="2" calcext:value-type="float">
            <text:p>2</text:p>
          </table:table-cell>
          <table:table-cell office:value-type="float" office:value="14077" calcext:value-type="float">
            <text:p>1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trd/order/main/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2]&amp;&quot;', m.id, m.sys_id, '&quot;&amp;[.F12]&amp;&quot;', '&quot;&amp;[.G12]&amp;&quot;', '&quot;&amp;[.H12]&amp;&quot;', '1', now(), '&quot;&amp;[.J12]&amp;&quot;', '&quot;&amp;[.K12]&amp;&quot;'  from sso_system_menu m  inner join sso_system_info s on m.sys_id = s.id where m.level_id = &quot;&amp;[.D12]&amp;&quot;  and s.ident = '17ebs_coupon' and m.name = '&quot;&amp;[.C12]&amp;&quot;';&quot;" office:value-type="string" office:string-value="insert into sso_system_menu (name, parent, sys_id, level_id, icon, path, enable, create_time, sortrank, is_open) select '单笔查询', m.id, m.sys_id, '3', ' ', '/trd/order/main/single', '1', now(), '4', '0'  from sso_system_menu m  inner join sso_system_info s on m.sys_id = s.id where m.level_id = 2  and s.ident = '17ebs_coupon' and m.name = '行业终端订单';" calcext:value-type="string">
            <text:p>insert into sso_system_menu (name, parent, sys_id, level_id, icon, path, enable, create_time, sortrank, is_open) select '单笔查询', m.id, m.sys_id, '3', ' ', '/trd/order/main/single', '1', now(), '4', '0' <text:s/>from sso_system_menu m <text:s/>inner join sso_system_info s on m.sys_id = s.id where m.level_id = 2 <text:s/>and s.ident = '17ebs_coupon' and m.name = '行业终端订单';</text:p>
          </table:table-cell>
          <table:table-cell table:number-columns-repeated="1012"/>
        </table:table-row>
        <table:table-row table:style-name="ro2">
          <table:table-cell office:value-type="float" office:value="14083" calcext:value-type="float">
            <text:p>14083</text:p>
          </table:table-cell>
          <table:table-cell office:value-type="string" calcext:value-type="string">
            <text:p>行业终端配置</text:p>
          </table:table-cell>
          <table:table-cell office:value-type="string" calcext:value-type="string">
            <text:p>基础配置</text:p>
          </table:table-cell>
          <table:table-cell office:value-type="float" office:value="1" calcext:value-type="float">
            <text:p>1</text:p>
          </table:table-cell>
          <table:table-cell office:value-type="float" office:value="14082" calcext:value-type="float">
            <text:p>14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 fa-share-alt text-primar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3]&amp;&quot;', m.id, m.sys_id, '&quot;&amp;[.F13]&amp;&quot;', '&quot;&amp;[.G13]&amp;&quot;', '&quot;&amp;[.H13]&amp;&quot;', '1', now(), '&quot;&amp;[.J13]&amp;&quot;', '&quot;&amp;[.K13]&amp;&quot;'  from sso_system_menu m  inner join sso_system_info s on m.sys_id = s.id where m.level_id = &quot;&amp;[.D13]&amp;&quot;  and s.ident = '17ebs_coupon' and m.name = '&quot;&amp;[.C13]&amp;&quot;';&quot;" office:value-type="string" office:string-value="insert into sso_system_menu (name, parent, sys_id, level_id, icon, path, enable, create_time, sortrank, is_open) select '行业终端配置', m.id, m.sys_id, '2', 'fa fa-share-alt text-primary', '-', '1', now(), '1', '0'  from sso_system_menu m  inner join sso_system_info s on m.sys_id = s.id where m.level_id = 1  and s.ident = '17ebs_coupon' and m.name = '基础配置';" calcext:value-type="string">
            <text:p>insert into sso_system_menu (name, parent, sys_id, level_id, icon, path, enable, create_time, sortrank, is_open) select '行业终端配置', m.id, m.sys_id, '2', 'fa fa-share-alt text-primary', '-', '1', now(), '1', '0' <text:s/>from sso_system_menu m <text:s/>inner join sso_system_info s on m.sys_id = s.id where m.level_id = 1 <text:s/>and s.ident = '17ebs_coupon' and m.name = '基础配置';</text:p>
          </table:table-cell>
          <table:table-cell table:number-columns-repeated="1012"/>
        </table:table-row>
        <table:table-row table:style-name="ro2">
          <table:table-cell office:value-type="float" office:value="14084" calcext:value-type="float">
            <text:p>14084</text:p>
          </table:table-cell>
          <table:table-cell office:value-type="string" calcext:value-type="string">
            <text:p>行业终端用户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u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4]&amp;&quot;', m.id, m.sys_id, '&quot;&amp;[.F14]&amp;&quot;', '&quot;&amp;[.G14]&amp;&quot;', '&quot;&amp;[.H14]&amp;&quot;', '1', now(), '&quot;&amp;[.J14]&amp;&quot;', '&quot;&amp;[.K14]&amp;&quot;'  from sso_system_menu m  inner join sso_system_info s on m.sys_id = s.id where m.level_id = &quot;&amp;[.D14]&amp;&quot;  and s.ident = '17ebs_coupon' and m.name = '&quot;&amp;[.C14]&amp;&quot;';&quot;" office:value-type="string" office:string-value="insert into sso_system_menu (name, parent, sys_id, level_id, icon, path, enable, create_time, sortrank, is_open) select '行业终端用户', m.id, m.sys_id, '3', ' ', '/user', '1', now(), '1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行业终端用户', m.id, m.sys_id, '3', ' ', '/user', '1', now(), '1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85" calcext:value-type="float">
            <text:p>14085</text:p>
          </table:table-cell>
          <table:table-cell office:value-type="string" calcext:value-type="string">
            <text:p>渠道错误码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hannel/error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5]&amp;&quot;', m.id, m.sys_id, '&quot;&amp;[.F15]&amp;&quot;', '&quot;&amp;[.G15]&amp;&quot;', '&quot;&amp;[.H15]&amp;&quot;', '1', now(), '&quot;&amp;[.J15]&amp;&quot;', '&quot;&amp;[.K15]&amp;&quot;'  from sso_system_menu m  inner join sso_system_info s on m.sys_id = s.id where m.level_id = &quot;&amp;[.D15]&amp;&quot;  and s.ident = '17ebs_coupon' and m.name = '&quot;&amp;[.C15]&amp;&quot;';&quot;" office:value-type="string" office:string-value="insert into sso_system_menu (name, parent, sys_id, level_id, icon, path, enable, create_time, sortrank, is_open) select '渠道错误码', m.id, m.sys_id, '3', ' ', '/channel/errorcode', '1', now(), '2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渠道错误码', m.id, m.sys_id, '3', ' ', '/channel/errorcode', '1', now(), '2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86" calcext:value-type="float">
            <text:p>14086</text:p>
          </table:table-cell>
          <table:table-cell office:value-type="string" calcext:value-type="string">
            <text:p>渠道分组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hannel/group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6]&amp;&quot;', m.id, m.sys_id, '&quot;&amp;[.F16]&amp;&quot;', '&quot;&amp;[.G16]&amp;&quot;', '&quot;&amp;[.H16]&amp;&quot;', '1', now(), '&quot;&amp;[.J16]&amp;&quot;', '&quot;&amp;[.K16]&amp;&quot;'  from sso_system_menu m  inner join sso_system_info s on m.sys_id = s.id where m.level_id = &quot;&amp;[.D16]&amp;&quot;  and s.ident = '17ebs_coupon' and m.name = '&quot;&amp;[.C16]&amp;&quot;';&quot;" office:value-type="string" office:string-value="insert into sso_system_menu (name, parent, sys_id, level_id, icon, path, enable, create_time, sortrank, is_open) select '渠道分组', m.id, m.sys_id, '3', ' ', '/channel/groupcode', '1', now(), '3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渠道分组', m.id, m.sys_id, '3', ' ', '/channel/groupcode', '1', now(), '3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87" calcext:value-type="float">
            <text:p>14087</text:p>
          </table:table-cell>
          <table:table-cell office:value-type="string" calcext:value-type="string">
            <text:p>渠道管理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hannel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7]&amp;&quot;', m.id, m.sys_id, '&quot;&amp;[.F17]&amp;&quot;', '&quot;&amp;[.G17]&amp;&quot;', '&quot;&amp;[.H17]&amp;&quot;', '1', now(), '&quot;&amp;[.J17]&amp;&quot;', '&quot;&amp;[.K17]&amp;&quot;'  from sso_system_menu m  inner join sso_system_info s on m.sys_id = s.id where m.level_id = &quot;&amp;[.D17]&amp;&quot;  and s.ident = '17ebs_coupon' and m.name = '&quot;&amp;[.C17]&amp;&quot;';&quot;" office:value-type="string" office:string-value="insert into sso_system_menu (name, parent, sys_id, level_id, icon, path, enable, create_time, sortrank, is_open) select '渠道管理', m.id, m.sys_id, '3', ' ', '/channel/index', '1', now(), '4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渠道管理', m.id, m.sys_id, '3', ' ', '/channel/index', '1', now(), '4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88" calcext:value-type="float">
            <text:p>14088</text:p>
          </table:table-cell>
          <table:table-cell office:value-type="string" calcext:value-type="string">
            <text:p>芯片卡白名单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hipcard/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8]&amp;&quot;', m.id, m.sys_id, '&quot;&amp;[.F18]&amp;&quot;', '&quot;&amp;[.G18]&amp;&quot;', '&quot;&amp;[.H18]&amp;&quot;', '1', now(), '&quot;&amp;[.J18]&amp;&quot;', '&quot;&amp;[.K18]&amp;&quot;'  from sso_system_menu m  inner join sso_system_info s on m.sys_id = s.id where m.level_id = &quot;&amp;[.D18]&amp;&quot;  and s.ident = '17ebs_coupon' and m.name = '&quot;&amp;[.C18]&amp;&quot;';&quot;" office:value-type="string" office:string-value="insert into sso_system_menu (name, parent, sys_id, level_id, icon, path, enable, create_time, sortrank, is_open) select '芯片卡白名单', m.id, m.sys_id, '3', ' ', '/chipcard/list', '1', now(), '5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芯片卡白名单', m.id, m.sys_id, '3', ' ', '/chipcard/list', '1', now(), '5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89" calcext:value-type="float">
            <text:p>14089</text:p>
          </table:table-cell>
          <table:table-cell office:value-type="string" calcext:value-type="string">
            <text:p>操作日志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operator/log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19]&amp;&quot;', m.id, m.sys_id, '&quot;&amp;[.F19]&amp;&quot;', '&quot;&amp;[.G19]&amp;&quot;', '&quot;&amp;[.H19]&amp;&quot;', '1', now(), '&quot;&amp;[.J19]&amp;&quot;', '&quot;&amp;[.K19]&amp;&quot;'  from sso_system_menu m  inner join sso_system_info s on m.sys_id = s.id where m.level_id = &quot;&amp;[.D19]&amp;&quot;  and s.ident = '17ebs_coupon' and m.name = '&quot;&amp;[.C19]&amp;&quot;';&quot;" office:value-type="string" office:string-value="insert into sso_system_menu (name, parent, sys_id, level_id, icon, path, enable, create_time, sortrank, is_open) select '操作日志', m.id, m.sys_id, '3', ' ', '/operator/log/index', '1', now(), '6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操作日志', m.id, m.sys_id, '3', ' ', '/operator/log/index', '1', now(), '6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90" calcext:value-type="float">
            <text:p>14090</text:p>
          </table:table-cell>
          <table:table-cell office:value-type="string" calcext:value-type="string">
            <text:p>数据字典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base/dictionary/i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0]&amp;&quot;', m.id, m.sys_id, '&quot;&amp;[.F20]&amp;&quot;', '&quot;&amp;[.G20]&amp;&quot;', '&quot;&amp;[.H20]&amp;&quot;', '1', now(), '&quot;&amp;[.J20]&amp;&quot;', '&quot;&amp;[.K20]&amp;&quot;'  from sso_system_menu m  inner join sso_system_info s on m.sys_id = s.id where m.level_id = &quot;&amp;[.D20]&amp;&quot;  and s.ident = '17ebs_coupon' and m.name = '&quot;&amp;[.C20]&amp;&quot;';&quot;" office:value-type="string" office:string-value="insert into sso_system_menu (name, parent, sys_id, level_id, icon, path, enable, create_time, sortrank, is_open) select '数据字典', m.id, m.sys_id, '3', ' ', '/base/dictionary/info', '1', now(), '7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数据字典', m.id, m.sys_id, '3', ' ', '/base/dictionary/info', '1', now(), '7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93" calcext:value-type="float">
            <text:p>14093</text:p>
          </table:table-cell>
          <table:table-cell office:value-type="string" calcext:value-type="string">
            <text:p>优惠券列表</text:p>
          </table:table-cell>
          <table:table-cell office:value-type="string" calcext:value-type="string">
            <text:p>商户配置</text:p>
          </table:table-cell>
          <table:table-cell office:value-type="float" office:value="2" calcext:value-type="float">
            <text:p>2</text:p>
          </table:table-cell>
          <table:table-cell office:value-type="float" office:value="14071" calcext:value-type="float">
            <text:p>140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oupon/modul/l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1]&amp;&quot;', m.id, m.sys_id, '&quot;&amp;[.F21]&amp;&quot;', '&quot;&amp;[.G21]&amp;&quot;', '&quot;&amp;[.H21]&amp;&quot;', '1', now(), '&quot;&amp;[.J21]&amp;&quot;', '&quot;&amp;[.K21]&amp;&quot;'  from sso_system_menu m  inner join sso_system_info s on m.sys_id = s.id where m.level_id = &quot;&amp;[.D21]&amp;&quot;  and s.ident = '17ebs_coupon' and m.name = '&quot;&amp;[.C21]&amp;&quot;';&quot;" office:value-type="string" office:string-value="insert into sso_system_menu (name, parent, sys_id, level_id, icon, path, enable, create_time, sortrank, is_open) select '优惠券列表', m.id, m.sys_id, '3', ' ', '/coupon/modul/list', '1', now(), '1', '0'  from sso_system_menu m  inner join sso_system_info s on m.sys_id = s.id where m.level_id = 2  and s.ident = '17ebs_coupon' and m.name = '商户配置';" calcext:value-type="string">
            <text:p>insert into sso_system_menu (name, parent, sys_id, level_id, icon, path, enable, create_time, sortrank, is_open) select '优惠券列表', m.id, m.sys_id, '3', ' ', '/coupon/modul/list', '1', now(), '1', '0' <text:s/>from sso_system_menu m <text:s/>inner join sso_system_info s on m.sys_id = s.id where m.level_id = 2 <text:s/>and s.ident = '17ebs_coupon' and m.name = '商户配置';</text:p>
          </table:table-cell>
          <table:table-cell table:number-columns-repeated="1012"/>
        </table:table-row>
        <table:table-row table:style-name="ro2">
          <table:table-cell office:value-type="float" office:value="14094" calcext:value-type="float">
            <text:p>14094</text:p>
          </table:table-cell>
          <table:table-cell office:value-type="string" calcext:value-type="string">
            <text:p>优惠券列表</text:p>
          </table:table-cell>
          <table:table-cell office:value-type="string" calcext:value-type="string">
            <text:p>行业终端活动</text:p>
          </table:table-cell>
          <table:table-cell office:value-type="float" office:value="2" calcext:value-type="float">
            <text:p>2</text:p>
          </table:table-cell>
          <table:table-cell office:value-type="float" office:value="14073" calcext:value-type="float">
            <text:p>14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oupon/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2]&amp;&quot;', m.id, m.sys_id, '&quot;&amp;[.F22]&amp;&quot;', '&quot;&amp;[.G22]&amp;&quot;', '&quot;&amp;[.H22]&amp;&quot;', '1', now(), '&quot;&amp;[.J22]&amp;&quot;', '&quot;&amp;[.K22]&amp;&quot;'  from sso_system_menu m  inner join sso_system_info s on m.sys_id = s.id where m.level_id = &quot;&amp;[.D22]&amp;&quot;  and s.ident = '17ebs_coupon' and m.name = '&quot;&amp;[.C22]&amp;&quot;';&quot;" office:value-type="string" office:string-value="insert into sso_system_menu (name, parent, sys_id, level_id, icon, path, enable, create_time, sortrank, is_open) select '优惠券列表', m.id, m.sys_id, '3', ' ', '/coupon/list', '1', now(), '4', '0'  from sso_system_menu m  inner join sso_system_info s on m.sys_id = s.id where m.level_id = 2  and s.ident = '17ebs_coupon' and m.name = '行业终端活动';" calcext:value-type="string">
            <text:p>insert into sso_system_menu (name, parent, sys_id, level_id, icon, path, enable, create_time, sortrank, is_open) select '优惠券列表', m.id, m.sys_id, '3', ' ', '/coupon/list', '1', now(), '4', '0' <text:s/>from sso_system_menu m <text:s/>inner join sso_system_info s on m.sys_id = s.id where m.level_id = 2 <text:s/>and s.ident = '17ebs_coupon' and m.name = '行业终端活动';</text:p>
          </table:table-cell>
          <table:table-cell table:number-columns-repeated="1012"/>
        </table:table-row>
        <table:table-row table:style-name="ro2">
          <table:table-cell office:value-type="float" office:value="14095" calcext:value-type="float">
            <text:p>14095</text:p>
          </table:table-cell>
          <table:table-cell office:value-type="string" calcext:value-type="string">
            <text:p>发货列表</text:p>
          </table:table-cell>
          <table:table-cell office:value-type="string" calcext:value-type="string">
            <text:p>行业终端订单</text:p>
          </table:table-cell>
          <table:table-cell office:value-type="float" office:value="2" calcext:value-type="float">
            <text:p>2</text:p>
          </table:table-cell>
          <table:table-cell office:value-type="float" office:value="14077" calcext:value-type="float">
            <text:p>140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trd/order/deli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3]&amp;&quot;', m.id, m.sys_id, '&quot;&amp;[.F23]&amp;&quot;', '&quot;&amp;[.G23]&amp;&quot;', '&quot;&amp;[.H23]&amp;&quot;', '1', now(), '&quot;&amp;[.J23]&amp;&quot;', '&quot;&amp;[.K23]&amp;&quot;'  from sso_system_menu m  inner join sso_system_info s on m.sys_id = s.id where m.level_id = &quot;&amp;[.D23]&amp;&quot;  and s.ident = '17ebs_coupon' and m.name = '&quot;&amp;[.C23]&amp;&quot;';&quot;" office:value-type="string" office:string-value="insert into sso_system_menu (name, parent, sys_id, level_id, icon, path, enable, create_time, sortrank, is_open) select '发货列表', m.id, m.sys_id, '3', ' ', '/trd/order/delivery', '1', now(), '5', '0'  from sso_system_menu m  inner join sso_system_info s on m.sys_id = s.id where m.level_id = 2  and s.ident = '17ebs_coupon' and m.name = '行业终端订单';" calcext:value-type="string">
            <text:p>insert into sso_system_menu (name, parent, sys_id, level_id, icon, path, enable, create_time, sortrank, is_open) select '发货列表', m.id, m.sys_id, '3', ' ', '/trd/order/delivery', '1', now(), '5', '0' <text:s/>from sso_system_menu m <text:s/>inner join sso_system_info s on m.sys_id = s.id where m.level_id = 2 <text:s/>and s.ident = '17ebs_coupon' and m.name = '行业终端订单';</text:p>
          </table:table-cell>
          <table:table-cell table:number-columns-repeated="1012"/>
        </table:table-row>
        <table:table-row table:style-name="ro2">
          <table:table-cell office:value-type="float" office:value="14096" calcext:value-type="float">
            <text:p>14096</text:p>
          </table:table-cell>
          <table:table-cell office:value-type="string" calcext:value-type="string">
            <text:p>关键字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wechat/key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4]&amp;&quot;', m.id, m.sys_id, '&quot;&amp;[.F24]&amp;&quot;', '&quot;&amp;[.G24]&amp;&quot;', '&quot;&amp;[.H24]&amp;&quot;', '1', now(), '&quot;&amp;[.J24]&amp;&quot;', '&quot;&amp;[.K24]&amp;&quot;'  from sso_system_menu m  inner join sso_system_info s on m.sys_id = s.id where m.level_id = &quot;&amp;[.D24]&amp;&quot;  and s.ident = '17ebs_coupon' and m.name = '&quot;&amp;[.C24]&amp;&quot;';&quot;" office:value-type="string" office:string-value="insert into sso_system_menu (name, parent, sys_id, level_id, icon, path, enable, create_time, sortrank, is_open) select '关键字', m.id, m.sys_id, '3', ' ', '/wechat/keyword', '1', now(), '8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关键字', m.id, m.sys_id, '3', ' ', '/wechat/keyword', '1', now(), '8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097" calcext:value-type="float">
            <text:p>14097</text:p>
          </table:table-cell>
          <table:table-cell office:value-type="string" calcext:value-type="string">
            <text:p>消息模板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message/template/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5]&amp;&quot;', m.id, m.sys_id, '&quot;&amp;[.F25]&amp;&quot;', '&quot;&amp;[.G25]&amp;&quot;', '&quot;&amp;[.H25]&amp;&quot;', '1', now(), '&quot;&amp;[.J25]&amp;&quot;', '&quot;&amp;[.K25]&amp;&quot;'  from sso_system_menu m  inner join sso_system_info s on m.sys_id = s.id where m.level_id = &quot;&amp;[.D25]&amp;&quot;  and s.ident = '17ebs_coupon' and m.name = '&quot;&amp;[.C25]&amp;&quot;';&quot;" office:value-type="string" office:string-value="insert into sso_system_menu (name, parent, sys_id, level_id, icon, path, enable, create_time, sortrank, is_open) select '消息模板', m.id, m.sys_id, '3', ' ', '/message/template/index', '1', now(), '9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消息模板', m.id, m.sys_id, '3', ' ', '/message/template/index', '1', now(), '9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122" calcext:value-type="float">
            <text:p>14122</text:p>
          </table:table-cell>
          <table:table-cell office:value-type="string" calcext:value-type="string">
            <text:p>自动回复</text:p>
          </table:table-cell>
          <table:table-cell office:value-type="string" calcext:value-type="string">
            <text:p>行业终端配置</text:p>
          </table:table-cell>
          <table:table-cell office:value-type="float" office:value="2" calcext:value-type="float">
            <text:p>2</text:p>
          </table:table-cell>
          <table:table-cell office:value-type="float" office:value="14083" calcext:value-type="float">
            <text:p>140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wechat/sc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6]&amp;&quot;', m.id, m.sys_id, '&quot;&amp;[.F26]&amp;&quot;', '&quot;&amp;[.G26]&amp;&quot;', '&quot;&amp;[.H26]&amp;&quot;', '1', now(), '&quot;&amp;[.J26]&amp;&quot;', '&quot;&amp;[.K26]&amp;&quot;'  from sso_system_menu m  inner join sso_system_info s on m.sys_id = s.id where m.level_id = &quot;&amp;[.D26]&amp;&quot;  and s.ident = '17ebs_coupon' and m.name = '&quot;&amp;[.C26]&amp;&quot;';&quot;" office:value-type="string" office:string-value="insert into sso_system_menu (name, parent, sys_id, level_id, icon, path, enable, create_time, sortrank, is_open) select '自动回复', m.id, m.sys_id, '3', ' ', '/wechat/scene', '1', now(), '10', '0'  from sso_system_menu m  inner join sso_system_info s on m.sys_id = s.id where m.level_id = 2  and s.ident = '17ebs_coupon' and m.name = '行业终端配置';" calcext:value-type="string">
            <text:p>insert into sso_system_menu (name, parent, sys_id, level_id, icon, path, enable, create_time, sortrank, is_open) select '自动回复', m.id, m.sys_id, '3', ' ', '/wechat/scene', '1', now(), '10', '0' <text:s/>from sso_system_menu m <text:s/>inner join sso_system_info s on m.sys_id = s.id where m.level_id = 2 <text:s/>and s.ident = '17ebs_coupon' and m.name = '行业终端配置';</text:p>
          </table:table-cell>
          <table:table-cell table:number-columns-repeated="1012"/>
        </table:table-row>
        <table:table-row table:style-name="ro2">
          <table:table-cell office:value-type="float" office:value="14162" calcext:value-type="float">
            <text:p>14162</text:p>
          </table:table-cell>
          <table:table-cell office:value-type="string" calcext:value-type="string">
            <text:p>提现列表</text:p>
          </table:table-cell>
          <table:table-cell office:value-type="string" calcext:value-type="string">
            <text:p>行业终端活动</text:p>
          </table:table-cell>
          <table:table-cell office:value-type="float" office:value="2" calcext:value-type="float">
            <text:p>2</text:p>
          </table:table-cell>
          <table:table-cell office:value-type="float" office:value="14073" calcext:value-type="float">
            <text:p>140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cash/i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7]&amp;&quot;', m.id, m.sys_id, '&quot;&amp;[.F27]&amp;&quot;', '&quot;&amp;[.G27]&amp;&quot;', '&quot;&amp;[.H27]&amp;&quot;', '1', now(), '&quot;&amp;[.J27]&amp;&quot;', '&quot;&amp;[.K27]&amp;&quot;'  from sso_system_menu m  inner join sso_system_info s on m.sys_id = s.id where m.level_id = &quot;&amp;[.D27]&amp;&quot;  and s.ident = '17ebs_coupon' and m.name = '&quot;&amp;[.C27]&amp;&quot;';&quot;" office:value-type="string" office:string-value="insert into sso_system_menu (name, parent, sys_id, level_id, icon, path, enable, create_time, sortrank, is_open) select '提现列表', m.id, m.sys_id, '3', ' ', '/cash/info', '1', now(), '5', '0'  from sso_system_menu m  inner join sso_system_info s on m.sys_id = s.id where m.level_id = 2  and s.ident = '17ebs_coupon' and m.name = '行业终端活动';" calcext:value-type="string">
            <text:p>insert into sso_system_menu (name, parent, sys_id, level_id, icon, path, enable, create_time, sortrank, is_open) select '提现列表', m.id, m.sys_id, '3', ' ', '/cash/info', '1', now(), '5', '0' <text:s/>from sso_system_menu m <text:s/>inner join sso_system_info s on m.sys_id = s.id where m.level_id = 2 <text:s/>and s.ident = '17ebs_coupon' and m.name = '行业终端活动';</text:p>
          </table:table-cell>
          <table:table-cell table:number-columns-repeated="1012"/>
        </table:table-row>
        <table:table-row table:style-name="ro2">
          <table:table-cell office:value-type="float" office:value="14548" calcext:value-type="float">
            <text:p>14548</text:p>
          </table:table-cell>
          <table:table-cell office:value-type="string" calcext:value-type="string">
            <text:p>新增页面测试</text:p>
          </table:table-cell>
          <table:table-cell office:value-type="string" calcext:value-type="string">
            <text:p>交易承载</text:p>
          </table:table-cell>
          <table:table-cell office:value-type="float" office:value="1" calcext:value-type="float">
            <text:p>1</text:p>
          </table:table-cell>
          <table:table-cell office:value-type="float" office:value="14070" calcext:value-type="float">
            <text:p>14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 fa-file-image-o text-info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8]&amp;&quot;', m.id, m.sys_id, '&quot;&amp;[.F28]&amp;&quot;', '&quot;&amp;[.G28]&amp;&quot;', '&quot;&amp;[.H28]&amp;&quot;', '1', now(), '&quot;&amp;[.J28]&amp;&quot;', '&quot;&amp;[.K28]&amp;&quot;'  from sso_system_menu m  inner join sso_system_info s on m.sys_id = s.id where m.level_id = &quot;&amp;[.D28]&amp;&quot;  and s.ident = '17ebs_coupon' and m.name = '&quot;&amp;[.C28]&amp;&quot;';&quot;" office:value-type="string" office:string-value="insert into sso_system_menu (name, parent, sys_id, level_id, icon, path, enable, create_time, sortrank, is_open) select '新增页面测试', m.id, m.sys_id, '2', 'fa fa-file-image-o text-info', '-', '1', now(), '4', '0'  from sso_system_menu m  inner join sso_system_info s on m.sys_id = s.id where m.level_id = 1  and s.ident = '17ebs_coupon' and m.name = '交易承载';" calcext:value-type="string">
            <text:p>insert into sso_system_menu (name, parent, sys_id, level_id, icon, path, enable, create_time, sortrank, is_open) select '新增页面测试', m.id, m.sys_id, '2', 'fa fa-file-image-o text-info', '-', '1', now(), '4', '0' <text:s/>from sso_system_menu m <text:s/>inner join sso_system_info s on m.sys_id = s.id where m.level_id = 1 <text:s/>and s.ident = '17ebs_coupon' and m.name = '交易承载';</text:p>
          </table:table-cell>
          <table:table-cell table:number-columns-repeated="1012"/>
        </table:table-row>
        <table:table-row table:style-name="ro2">
          <table:table-cell office:value-type="float" office:value="14549" calcext:value-type="float">
            <text:p>14549</text:p>
          </table:table-cell>
          <table:table-cell office:value-type="string" calcext:value-type="string">
            <text:p>油号订单</text:p>
          </table:table-cell>
          <table:table-cell office:value-type="string" calcext:value-type="string">
            <text:p>新增页面测试</text:p>
          </table:table-cell>
          <table:table-cell office:value-type="float" office:value="2" calcext:value-type="float">
            <text:p>2</text:p>
          </table:table-cell>
          <table:table-cell office:value-type="float" office:value="14548" calcext:value-type="float">
            <text:p>14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order/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29]&amp;&quot;', m.id, m.sys_id, '&quot;&amp;[.F29]&amp;&quot;', '&quot;&amp;[.G29]&amp;&quot;', '&quot;&amp;[.H29]&amp;&quot;', '1', now(), '&quot;&amp;[.J29]&amp;&quot;', '&quot;&amp;[.K29]&amp;&quot;'  from sso_system_menu m  inner join sso_system_info s on m.sys_id = s.id where m.level_id = &quot;&amp;[.D29]&amp;&quot;  and s.ident = '17ebs_coupon' and m.name = '&quot;&amp;[.C29]&amp;&quot;';&quot;" office:value-type="string" office:string-value="insert into sso_system_menu (name, parent, sys_id, level_id, icon, path, enable, create_time, sortrank, is_open) select '油号订单', m.id, m.sys_id, '3', ' ', '/order/oil', '1', now(), '1', '0'  from sso_system_menu m  inner join sso_system_info s on m.sys_id = s.id where m.level_id = 2  and s.ident = '17ebs_coupon' and m.name = '新增页面测试';" calcext:value-type="string">
            <text:p>insert into sso_system_menu (name, parent, sys_id, level_id, icon, path, enable, create_time, sortrank, is_open) select '油号订单', m.id, m.sys_id, '3', ' ', '/order/oil', '1', now(), '1', '0' <text:s/>from sso_system_menu m <text:s/>inner join sso_system_info s on m.sys_id = s.id where m.level_id = 2 <text:s/>and s.ident = '17ebs_coupon' and m.name = '新增页面测试';</text:p>
          </table:table-cell>
          <table:table-cell table:number-columns-repeated="1012"/>
        </table:table-row>
        <table:table-row table:style-name="ro2">
          <table:table-cell office:value-type="float" office:value="14550" calcext:value-type="float">
            <text:p>14550</text:p>
          </table:table-cell>
          <table:table-cell office:value-type="string" calcext:value-type="string">
            <text:p>退款申请</text:p>
          </table:table-cell>
          <table:table-cell office:value-type="string" calcext:value-type="string">
            <text:p>新增页面测试</text:p>
          </table:table-cell>
          <table:table-cell office:value-type="float" office:value="2" calcext:value-type="float">
            <text:p>2</text:p>
          </table:table-cell>
          <table:table-cell office:value-type="float" office:value="14548" calcext:value-type="float">
            <text:p>145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/order/refund/a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table:formula="of:=&quot;insert into sso_system_menu (name, parent, sys_id, level_id, icon, path, enable, create_time, sortrank, is_open) select '&quot;&amp;[.B30]&amp;&quot;', m.id, m.sys_id, '&quot;&amp;[.F30]&amp;&quot;', '&quot;&amp;[.G30]&amp;&quot;', '&quot;&amp;[.H30]&amp;&quot;', '1', now(), '&quot;&amp;[.J30]&amp;&quot;', '&quot;&amp;[.K30]&amp;&quot;'  from sso_system_menu m  inner join sso_system_info s on m.sys_id = s.id where m.level_id = &quot;&amp;[.D30]&amp;&quot;  and s.ident = '17ebs_coupon' and m.name = '&quot;&amp;[.C30]&amp;&quot;';&quot;" office:value-type="string" office:string-value="insert into sso_system_menu (name, parent, sys_id, level_id, icon, path, enable, create_time, sortrank, is_open) select '退款申请', m.id, m.sys_id, '3', ' ', '/order/refund/apply', '1', now(), '2', '0'  from sso_system_menu m  inner join sso_system_info s on m.sys_id = s.id where m.level_id = 2  and s.ident = '17ebs_coupon' and m.name = '新增页面测试';" calcext:value-type="string">
            <text:p>insert into sso_system_menu (name, parent, sys_id, level_id, icon, path, enable, create_time, sortrank, is_open) select '退款申请', m.id, m.sys_id, '3', ' ', '/order/refund/apply', '1', now(), '2', '0' <text:s/>from sso_system_menu m <text:s/>inner join sso_system_info s on m.sys_id = s.id where m.level_id = 2 <text:s/>and s.ident = '17ebs_coupon' and m.name = '新增页面测试';</text:p>
          </table:table-cell>
          <table:table-cell table:number-columns-repeated="1012"/>
        </table:table-row>
        <table:table-row table:style-name="ro3" table:number-rows-repeated="1048093">
          <table:table-cell table:number-columns-repeated="1024"/>
        </table:table-row>
        <table:table-row table:style-name="ro4" table:number-rows-repeated="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1 1'.A1:'sheet1 1'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currency-style>
    <number:currency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currency-style>
    <number:currency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currency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Calibri" style:font-family-asian="Calibri" style:font-family-generic-asian="swiss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000/00/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3-24T13:08:47.014194740</dc:date>
    <meta:editing-duration>PT40M47S</meta:editing-duration>
    <meta:editing-cycles>13</meta:editing-cycles>
    <meta:document-statistic meta:table-count="1" meta:cell-count="359" meta:object-count="0"/>
  </office:meta>
</office:document-meta>
</file>